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color="#5c2d91" loext:opacity="100%" fo:font-size="16pt" fo:font-weight="bold" style:font-weight-asian="bold" style:font-weight-complex="bold"/>
    </style:style>
    <style:style style:name="P2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</style:style>
    <style:style style:name="P3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style:font-weight-asian="bold" style:font-weight-complex="bold"/>
    </style:style>
    <style:style style:name="P4" style:family="paragraph" style:parent-style-name="Text_20_body">
      <style:text-properties officeooo:rsid="00251c78" officeooo:paragraph-rsid="00251c78"/>
    </style:style>
    <style:style style:name="P5" style:family="paragraph" style:parent-style-name="Text_20_body">
      <style:text-properties officeooo:rsid="00254fa3" officeooo:paragraph-rsid="00254fa3"/>
    </style:style>
    <style:style style:name="P6" style:family="paragraph" style:parent-style-name="Text_20_body">
      <style:text-properties officeooo:rsid="00254fa3" officeooo:paragraph-rsid="00268f17"/>
    </style:style>
    <style:style style:name="P7" style:family="paragraph" style:parent-style-name="Text_20_body">
      <style:text-properties officeooo:rsid="00254fa3" officeooo:paragraph-rsid="0027681d"/>
    </style:style>
    <style:style style:name="P8" style:family="paragraph" style:parent-style-name="Text_20_body">
      <style:text-properties fo:background-color="#ffff00"/>
    </style:style>
    <style:style style:name="P9" style:family="paragraph" style:parent-style-name="Text_20_body">
      <style:text-properties officeooo:paragraph-rsid="00251c78" fo:background-color="#ffff00"/>
    </style:style>
    <style:style style:name="P10" style:family="paragraph" style:parent-style-name="Text_20_body">
      <style:text-properties officeooo:rsid="00251c78" officeooo:paragraph-rsid="00251c78" fo:background-color="#ffff00"/>
    </style:style>
    <style:style style:name="P11" style:family="paragraph" style:parent-style-name="Text_20_body">
      <style:text-properties officeooo:paragraph-rsid="00268f17"/>
    </style:style>
    <style:style style:name="P12" style:family="paragraph" style:parent-style-name="Text_20_body">
      <style:text-properties officeooo:paragraph-rsid="0027681d"/>
    </style:style>
    <style:style style:name="P13" style:family="paragraph" style:parent-style-name="Standard">
      <style:text-properties officeooo:paragraph-rsid="002918eb" fo:background-color="transparent"/>
    </style:style>
    <style:style style:name="P14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style:font-weight-asian="bold" style:font-weight-complex="bold"/>
    </style:style>
    <style:style style:name="P15" style:family="paragraph" style:parent-style-name="Text_20_body">
      <style:text-properties officeooo:rsid="00251c78" officeooo:paragraph-rsid="00251c78" fo:background-color="#ffff00"/>
    </style:style>
    <style:style style:name="P16" style:family="paragraph" style:parent-style-name="Text_20_body">
      <style:text-properties fo:background-color="#ffff00"/>
    </style:style>
    <style:style style:name="P17" style:family="paragraph" style:parent-style-name="Text_20_body">
      <style:text-properties officeooo:paragraph-rsid="002a0c5b" fo:background-color="#ffff00"/>
    </style:style>
    <style:style style:name="P18" style:family="paragraph" style:parent-style-name="Text_20_body">
      <style:text-properties officeooo:paragraph-rsid="002879ef"/>
    </style:style>
    <style:style style:name="P19" style:family="paragraph" style:parent-style-name="Text_20_body">
      <style:text-properties officeooo:rsid="00254fa3" officeooo:paragraph-rsid="002879ef"/>
    </style:style>
    <style:style style:name="P20" style:family="paragraph" style:parent-style-name="Text_20_body">
      <style:text-properties officeooo:rsid="00254fa3" officeooo:paragraph-rsid="00268f17" fo:background-color="transparent"/>
    </style:style>
    <style:style style:name="P21" style:family="paragraph" style:parent-style-name="Text_20_body">
      <style:text-properties fo:background-color="transparent"/>
    </style:style>
    <style:style style:name="P22" style:family="paragraph" style:parent-style-name="Text_20_body">
      <style:text-properties officeooo:paragraph-rsid="002918eb" fo:background-color="transparent"/>
    </style:style>
    <style:style style:name="T1" style:family="text">
      <style:text-properties fo:color="#21409a" loext:opacity="100%" fo:font-weight="bold" style:font-weight-asian="bold" style:font-weight-complex="bold"/>
    </style:style>
    <style:style style:name="T2" style:family="text">
      <style:text-properties officeooo:rsid="00251c7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68f17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68f17" fo:background-color="#ffff00" loext:char-shading-value="0"/>
    </style:style>
    <style:style style:name="T7" style:family="text">
      <style:text-properties officeooo:rsid="0027681d" fo:background-color="#ffff00" loext:char-shading-value="0"/>
    </style:style>
    <style:style style:name="T8" style:family="text">
      <style:text-properties officeooo:rsid="00254fa3"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27681d"/>
    </style:style>
    <style:style style:name="T11" style:family="text">
      <style:text-properties style:text-underline-style="none"/>
    </style:style>
    <style:style style:name="T12" style:family="text">
      <style:text-properties fo:color="#ffff00" loext:opacity="100%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background-color="#ffff00" loext:char-shading-value="0"/>
    </style:style>
    <style:style style:name="T15" style:family="text">
      <style:text-properties officeooo:rsid="002a0c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de Selectores en CSS</text:p>
      <text:p text:style-name="Standard"/>
      <text:p text:style-name="Standard">Escribe el html que corresponda con los selectores css indicados en el enunciado.</text:p>
      <text:p text:style-name="Standard"/>
      <text:p text:style-name="P2"><text:s/><text:span text:style-name="T1">.primero{} </text:span></text:p>
      <text:p text:style-name="P8">&lt;p class="primero"&gt;hola&lt;/p&gt;</text:p>
      <text:p text:style-name="P8">&lt;section class="primero"&gt;adiós&lt;/section&gt;</text:p>
      <text:p text:style-name="Text_20_body"/>
      <text:p text:style-name="P3">p.primero{} </text:p>
      <text:p text:style-name="P10">&lt;p class=”primero”&gt;hola&lt;/p&gt;</text:p>
      <text:p text:style-name="Text_20_body"/>
      <text:p text:style-name="P3">p.primero , p.segundo{}</text:p>
      <text:p text:style-name="P10">&lt;p class=”primero”&gt;hola&lt;/p&gt;</text:p>
      <text:p text:style-name="P10">&lt;p class=”segundo”&gt;hola&lt;/p&gt;</text:p>
      <text:p text:style-name="P3">p.primero.segundo{} </text:p>
      <text:p text:style-name="P4">&lt;p&gt;hola</text:p>
      <text:p text:style-name="P4"><text:tab/><text:span text:style-name="T5">&lt;section class=”segundo” “</text:span><text:span text:style-name="T7">primero”</text:span><text:span text:style-name="T5">&gt;hola&lt;/section&gt;</text:span></text:p>
      <text:p text:style-name="P4">&lt;/p&gt;</text:p>
      <text:p text:style-name="Text_20_body"/>
      <text:p text:style-name="P3">section.primero{} </text:p>
      <text:p text:style-name="P9">&lt;section class="primero"&gt;adiós&lt;/section&gt;</text:p>
      <text:p text:style-name="Text_20_body">&lt;<text:span text:style-name="T4">section&gt;adiós&lt;/section&gt;</text:span></text:p>
      <text:p text:style-name="P3">#paco{ } </text:p>
      <text:p text:style-name="P9">&lt;section <text:span text:style-name="T2">id</text:span>="<text:span text:style-name="T2">paco</text:span>"&gt;adiós&lt;/section&gt;</text:p>
      <text:p text:style-name="P11">&lt;<text:span text:style-name="T4">section&gt;adiós&lt;/section&gt;</text:span></text:p>
      <text:p text:style-name="P3">p#moco{} </text:p>
      <text:p text:style-name="P15">&lt;p id=”moco”&gt;hola&lt;/p&gt;</text:p>
      <text:p text:style-name="Text_20_body"/>
      <text:p text:style-name="P3">.primero span{ } </text:p>
      <text:p text:style-name="P4">&lt;section class=”primero”&gt;</text:p>
      <text:p text:style-name="P4"><text:tab/>&lt;p&gt;</text:p>
      <text:p text:style-name="P4"><text:tab/><text:tab/><text:span text:style-name="T9">&lt;span&gt;HOLA&lt;/span&gt;</text:span></text:p>
      <text:p text:style-name="P4"><text:tab/>&lt;/p&gt;</text:p>
      <text:p text:style-name="P4"><text:soft-page-break/>&lt;/section&gt;</text:p>
      <text:p text:style-name="Text_20_body"/>
      <text:p text:style-name="P3">.primero &gt; span{ } </text:p>
      <text:p text:style-name="P4">&lt;section class=”primero”&gt;</text:p>
      <text:p text:style-name="P4"><text:tab/><text:span text:style-name="T5">&lt;span&gt;HOLA&lt;/span&gt;</text:span></text:p>
      <text:p text:style-name="P4">&lt;/section&gt;</text:p>
      <text:p text:style-name="Text_20_body"/>
      <text:p text:style-name="P3">p.primero + a.enlacePrincipal</text:p>
      <text:p text:style-name="P19">&lt;<text:span text:style-name="T4">p class=”primero”&gt;</text:span>&lt;/<text:span text:style-name="T4">p&gt;</text:span></text:p>
      <text:p text:style-name="P5"><text:span text:style-name="T5">&lt;</text:span><text:span text:style-name="T6">a class=”enlacePrincipal”&gt;&lt;/a&gt;</text:span></text:p>
      <text:p text:style-name="P20">&lt;<text:span text:style-name="T4">a class=”enlacePrincipal”&gt;&lt;/a&gt;</text:span></text:p>
      <text:p text:style-name="P5"/>
      <text:p text:style-name="P3">p.primero ~ a.enlacePrincipal</text:p>
      <text:p text:style-name="P7">&lt;<text:span text:style-name="T4">p class=”primero”&gt;</text:span>&lt;/<text:span text:style-name="T4">p&gt;</text:span></text:p>
      <text:p text:style-name="P6"><text:span text:style-name="T5">&lt;</text:span><text:span text:style-name="T6">a class=”enlacePrincipal”&gt;&lt;/a&gt;</text:span></text:p>
      <text:p text:style-name="P7">&lt;<text:span text:style-name="T4">button&gt;</text:span>&lt;/<text:span text:style-name="T4">button&gt;</text:span></text:p>
      <text:p text:style-name="P11"><text:span text:style-name="T8">&lt;</text:span><text:span text:style-name="T6">a class=”enlacePrincipal”&gt;&lt;/a&gt;</text:span></text:p>
      <text:p text:style-name="P3">p:first-letter {}</text:p>
      <text:p text:style-name="Text_20_body">&lt;<text:span text:style-name="T4">p&gt;</text:span><text:span text:style-name="T6">H</text:span><text:span text:style-name="T4">ola&lt;/p&gt;</text:span></text:p>
      <text:p text:style-name="Text_20_body">&lt;<text:span text:style-name="T4">p&gt;</text:span><text:span text:style-name="T6">s</text:span><text:span text:style-name="T4">oy&lt;/p&gt;</text:span></text:p>
      <text:p text:style-name="Text_20_body">&lt;<text:span text:style-name="T4">p&gt;</text:span><text:span text:style-name="T6">P</text:span><text:span text:style-name="T4">ablo&lt;/p&gt;</text:span></text:p>
      <text:p text:style-name="P3">h2 + p::first-letter {}</text:p>
      <text:p text:style-name="P12">&lt;<text:span text:style-name="T10">h2&gt;&lt;/h2&gt;</text:span></text:p>
      <text:p text:style-name="P12">&lt;<text:span text:style-name="T4">p&gt;</text:span><text:span text:style-name="T6">H</text:span><text:span text:style-name="T4">ola&lt;/p&gt;</text:span></text:p>
      <text:p text:style-name="P12">&lt;<text:span text:style-name="T10">p&gt;soy&lt;/p&gt;</text:span></text:p>
      <text:p text:style-name="P12">&lt;<text:span text:style-name="T10">p&gt;Pablo&lt;/p&gt;</text:span></text:p>
      <text:p text:style-name="P3">p::first-line {}</text:p>
      <text:p text:style-name="Text_20_body">&lt;p&gt;<text:span text:style-name="T9">Hola, mi nombre es Pablo. </text:span>&lt;br&gt;</text:p>
      <text:p text:style-name="Text_20_body"><text:tab/>Estudio DAW.&lt;/p&gt;</text:p>
      <text:p text:style-name="P3"><text:s/>p:not(.azul ) {}</text:p>
      <text:p text:style-name="P18"><text:tab/></text:p>
      <text:p text:style-name="P18"/>
      <text:p text:style-name="P18"><text:soft-page-break/><text:tab/>&lt;p class="azul"&gt;Hola&lt;/p&gt;</text:p>
      <text:p text:style-name="Text_20_body"><text:tab/>&lt;p class="azul"&gt;Soy&lt;/p&gt;</text:p>
      <text:p text:style-name="Text_20_body"><text:tab/>&lt;p&gt;<text:span text:style-name="T9">Pablo</text:span>&lt;/p&gt;</text:p>
      <text:p text:style-name="P3">p:nth-child(2) {}</text:p>
      <text:p text:style-name="Text_20_body"><text:tab/>&lt;p&gt;Hola&lt;/p&gt;</text:p>
      <text:p text:style-name="Text_20_body"><text:tab/><text:span text:style-name="T9">&lt;p&gt;Soy&lt;/p&gt;</text:span></text:p>
      <text:p text:style-name="Text_20_body"><text:tab/>&lt;p&gt;Pablo&lt;/p&gt;</text:p>
      <text:p text:style-name="P3">p:last-child {}</text:p>
      <text:p text:style-name="P21">&lt;div&gt;</text:p>
      <text:p text:style-name="P21"><text:tab/><text:tab/>&lt;p&gt;Hola&lt;/p&gt;</text:p>
      <text:p text:style-name="P21"><text:tab/><text:tab/>&lt;p&gt;Soy&lt;/p&gt;</text:p>
      <text:p text:style-name="P21"><text:tab/><text:tab/><text:span text:style-name="T14">&lt;p&gt;Pablo&lt;/p&gt;</text:span></text:p>
      <text:p text:style-name="P21"><text:tab/>&lt;/div&gt;</text:p>
      <text:p text:style-name="P3">p:last-of-type {}</text:p>
      <text:p text:style-name="P13"><text:tab/><text:tab/>&lt;p&gt;Hola&lt;/p&gt;</text:p>
      <text:p text:style-name="P22"><text:tab/><text:tab/>&lt;p&gt;Soy&lt;/p&gt;</text:p>
      <text:p text:style-name="P22"><text:tab/><text:tab/><text:span text:style-name="T14">&lt;p&gt;Pablo&lt;/p&gt;</text:span></text:p>
      <text:p text:style-name="P3">p:only-child {}</text:p>
      <text:p text:style-name="Text_20_body"><text:tab/>&lt;div&gt;</text:p>
      <text:p text:style-name="Text_20_body"><text:tab/><text:tab/>&lt;p&gt;Hola&lt;/p&gt;</text:p>
      <text:p text:style-name="Text_20_body"><text:tab/><text:tab/>&lt;p&gt;Soy&lt;/p&gt;</text:p>
      <text:p text:style-name="Text_20_body"><text:tab/><text:tab/>&lt;p&gt;Pablo&lt;/p&gt;</text:p>
      <text:p text:style-name="Text_20_body"><text:tab/>&lt;/div&gt;</text:p>
      <text:p text:style-name="Text_20_body"><text:tab/>&lt;div&gt;</text:p>
      <text:p text:style-name="Text_20_body"><text:tab/><text:tab/><text:span text:style-name="T9">&lt;p&gt;Hijo único&lt;/p&gt;</text:span></text:p>
      <text:p text:style-name="Text_20_body"><text:tab/>&lt;/div&gt;</text:p>
      <text:p text:style-name="P3">span .primero {} </text:p>
      <text:p text:style-name="Text_20_body"><text:tab/>&lt;span&gt;</text:p>
      <text:p text:style-name="Text_20_body"><text:tab/><text:tab/>&lt;p&gt;Hola&lt;/p&gt;</text:p>
      <text:p text:style-name="Text_20_body"><text:tab/><text:tab/><text:span text:style-name="T9">&lt;p class="primero"&gt;Hola&lt;/p&gt;</text:span></text:p>
      <text:p text:style-name="Text_20_body"><text:tab/>&lt;/span&gt;</text:p>
      <text:p text:style-name="P3">input:disabled</text:p>
      <text:p text:style-name="Text_20_body"><text:soft-page-break/><text:tab/><text:span text:style-name="T9">&lt;input type="text" disabled&gt;</text:span></text:p>
      <text:p text:style-name="Text_20_body"><text:tab/>&lt;input type="text"&gt;</text:p>
      <text:p text:style-name="P3">.primero.parding{ }</text:p>
      <text:p text:style-name="Text_20_body"><text:tab/>&lt;p class="primero"&gt;hola&lt;/p&gt;</text:p>
      <text:p text:style-name="Text_20_body"><text:tab/><text:span text:style-name="T9">&lt;section class="primero parding"&gt;Hola&lt;/section&gt;</text:span></text:p>
      <text:p text:style-name="Text_20_body"><text:tab/>&lt;p class="parding"&gt;hola&lt;/p&gt;</text:p>
      <text:p text:style-name="P2"><text:span text:style-name="T1">a.pulsado[href</text:span>^<text:span text:style-name="T1">=”https”]</text:span></text:p>
      <text:p text:style-name="P16">&lt;<text:span text:style-name="T15">a class=”pulsado” href=https://www.pabloweb.com&gt;&lt;/a&gt;</text:span></text:p>
      <text:p text:style-name="P3">a.pulsado[href$=”com”]</text:p>
      <text:p text:style-name="P17">&lt;<text:span text:style-name="T15">a class=”pulsado” href=https://www.pabloweb.com&gt;&lt;/a&gt;</text:span></text:p>
      <text:p text:style-name="P3">:checked {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3:20:52.688746373</meta:creation-date>
    <dc:date>2022-10-18T13:09:45.436820319</dc:date>
    <meta:editing-duration>PT1H5M52S</meta:editing-duration>
    <meta:editing-cycles>15</meta:editing-cycles>
    <meta:generator>LibreOffice/7.3.6.2$Linux_X86_64 LibreOffice_project/30$Build-2</meta:generator>
    <meta:document-statistic meta:table-count="0" meta:image-count="0" meta:object-count="0" meta:page-count="4" meta:paragraph-count="98" meta:word-count="179" meta:character-count="1918" meta:non-whitespace-character-count="1775"/>
  </office:meta>
</office:document-meta>
</file>